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8cm" svg:height="1.524cm" svg:x="2.27cm" svg:y="1cm">
          <text:p text:style-name="P1"><text:span text:style-name="T1">Recebeu um RRE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5.053cm" svg:height="1.905cm" svg:x="2.297cm" svg:y="3.794cm">
          <text:p text:style-name="P1"><text:span text:style-name="T2">Já foi recebido ante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8" draw:id="id8" draw:layer="layout" svg:width="5.08cm" svg:height="1.524cm" svg:x="2.27cm" svg:y="20.812cm">
          <text:p text:style-name="P1"><text:span text:style-name="T1">Cria RREP e envia para o MA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1.23cm" svg:height="0.725cm" svg:x="7.136cm" svg:y="3.958cm">
          <draw:text-box>
            <text:p><text:span text:style-name="T1">Sim</text:span></text:p>
          </draw:text-box>
        </draw:frame>
        <draw:custom-shape draw:style-name="gr1" draw:text-style-name="P2" xml:id="id6" draw:id="id6" draw:layer="layout" svg:width="5.08cm" svg:height="1.524cm" svg:x="2.27cm" svg:y="14.716cm">
          <text:p text:style-name="P1"><text:span text:style-name="T1">Insere caminho inverso no RouteMa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5.053cm" svg:height="1.905cm" svg:x="2.297cm" svg:y="9.228cm">
          <text:p text:style-name="P1"><text:span text:style-name="T2">Chegou ao destin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s" svg:x1="4.81cm" svg:y1="2.524cm" svg:x2="4.824cm" svg:y2="3.794cm" draw:start-shape="id1" draw:start-glue-point="2" draw:end-shape="id2" draw:end-glue-point="4" svg:d="m4810 2524v502l14 266v502">
          <text:p/>
        </draw:connector>
        <draw:connector draw:style-name="gr4" draw:text-style-name="P1" draw:layer="layout" draw:type="lines" svg:x1="4.824cm" svg:y1="5.699cm" svg:x2="4.824cm" svg:y2="6.842cm" draw:start-shape="id2" draw:start-glue-point="6" svg:d="m4824 5699v501 642 0">
          <text:p/>
        </draw:connector>
        <draw:custom-shape draw:style-name="gr1" draw:text-style-name="P2" xml:id="id10" draw:id="id10" draw:layer="layout" svg:width="5.08cm" svg:height="1.524cm" svg:x="16.213cm" svg:y="3.967cm">
          <text:p text:style-name="P1"><text:span text:style-name="T1">Apaga RRE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.281cm" svg:height="0.725cm" svg:x="4.837cm" svg:y="5.736cm">
          <draw:text-box>
            <text:p><text:span text:style-name="T1">Não</text:span></text:p>
          </draw:text-box>
        </draw:frame>
        <draw:custom-shape draw:style-name="gr1" draw:text-style-name="P2" xml:id="id3" draw:id="id3" draw:layer="layout" svg:width="5.08cm" svg:height="1.524cm" svg:x="2.27cm" svg:y="6.842cm">
          <text:p text:style-name="P1"><text:span text:style-name="T1">Incrementa o hopCount do RRE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5.08cm" svg:height="1.524cm" svg:x="2.27cm" svg:y="11.922cm">
          <text:p text:style-name="P1"><text:span text:style-name="T1">Guarda o RREQ no RREQVec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5.053cm" svg:height="1.905cm" svg:x="2.297cm" svg:y="17.383cm">
          <text:p text:style-name="P1"><text:span text:style-name="T2">Há um caminho para destAdd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s" svg:x1="4.81cm" svg:y1="8.366cm" svg:x2="4.824cm" svg:y2="9.228cm" draw:start-shape="id3" draw:start-glue-point="2" draw:end-shape="id4" draw:end-glue-point="4" svg:d="m4810 8366v501l14-141v502">
          <text:p/>
        </draw:connector>
        <draw:connector draw:style-name="gr4" draw:text-style-name="P1" draw:layer="layout" draw:type="lines" svg:x1="4.824cm" svg:y1="11.133cm" svg:x2="4.81cm" svg:y2="11.922cm" draw:start-shape="id4" draw:start-glue-point="6" draw:end-shape="id5" draw:end-glue-point="0" svg:d="m4824 11133v501l-14-213v501">
          <text:p/>
        </draw:connector>
        <draw:connector draw:style-name="gr4" draw:text-style-name="P1" draw:layer="layout" draw:type="lines" svg:x1="4.81cm" svg:y1="13.446cm" svg:x2="4.81cm" svg:y2="14.716cm" draw:start-shape="id5" draw:start-glue-point="2" draw:end-shape="id6" draw:end-glue-point="0" svg:d="m4810 13446v501 268 501">
          <text:p/>
        </draw:connector>
        <draw:connector draw:style-name="gr4" draw:text-style-name="P1" draw:layer="layout" draw:type="lines" svg:x1="4.81cm" svg:y1="16.24cm" svg:x2="4.824cm" svg:y2="17.383cm" draw:start-shape="id6" draw:start-glue-point="2" draw:end-shape="id7" draw:end-glue-point="4" svg:d="m4810 16240v501l14 140v502">
          <text:p/>
        </draw:connector>
        <draw:connector draw:style-name="gr4" draw:text-style-name="P1" draw:layer="layout" draw:type="lines" svg:x1="4.824cm" svg:y1="19.288cm" svg:x2="4.81cm" svg:y2="20.812cm" draw:start-shape="id7" draw:start-glue-point="6" draw:end-shape="id8" draw:end-glue-point="0" svg:d="m4824 19288v501l-14 522v501">
          <text:p/>
        </draw:connector>
        <draw:custom-shape draw:style-name="gr2" draw:text-style-name="P3" xml:id="id9" draw:id="id9" draw:layer="layout" svg:width="5.053cm" svg:height="1.905cm" svg:x="16.286cm" svg:y="9.274cm">
          <text:p text:style-name="P1"><text:span text:style-name="T2">O caminnho é melho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s" svg:x1="18.813cm" svg:y1="9.274cm" svg:x2="18.753cm" svg:y2="5.491cm" draw:start-shape="id9" draw:start-glue-point="4" draw:end-shape="id10" draw:end-glue-point="2" svg:d="m18813 9274v-502l-60-2779v-502">
          <text:p/>
        </draw:connector>
        <draw:frame draw:style-name="gr5" draw:text-style-name="P4" draw:layer="layout" svg:width="1.281cm" svg:height="0.725cm" svg:x="18.907cm" svg:y="8.022cm">
          <draw:text-box>
            <text:p><text:span text:style-name="T1">Não</text:span></text:p>
          </draw:text-box>
        </draw:frame>
        <draw:frame draw:style-name="gr5" draw:text-style-name="P4" draw:layer="layout" svg:width="1.23cm" svg:height="0.725cm" svg:x="18.907cm" svg:y="10.906cm">
          <draw:text-box>
            <text:p><text:span text:style-name="T1">Sim</text:span></text:p>
          </draw:text-box>
        </draw:frame>
        <draw:frame draw:style-name="gr5" draw:text-style-name="P4" draw:layer="layout" svg:width="1.23cm" svg:height="0.725cm" svg:x="11.708cm" svg:y="9.89cm">
          <draw:text-box>
            <text:p><text:span text:style-name="T1">Sim</text:span></text:p>
          </draw:text-box>
        </draw:frame>
        <draw:frame draw:style-name="gr5" draw:text-style-name="P4" draw:layer="layout" svg:width="1.23cm" svg:height="0.725cm" svg:x="4.723cm" svg:y="19.325cm">
          <draw:text-box>
            <text:p><text:span text:style-name="T1">Sim</text:span></text:p>
          </draw:text-box>
        </draw:frame>
        <draw:frame draw:style-name="gr5" draw:text-style-name="P4" draw:layer="layout" svg:width="1.281cm" svg:height="0.725cm" svg:x="4.926cm" svg:y="10.906cm">
          <draw:text-box>
            <text:p><text:span text:style-name="T1">Não</text:span></text:p>
          </draw:text-box>
        </draw:frame>
        <draw:custom-shape draw:style-name="gr1" draw:text-style-name="P2" xml:id="id13" draw:id="id13" draw:layer="layout" svg:width="5.08cm" svg:height="1.524cm" svg:x="9.382cm" svg:y="17.61cm">
          <text:p text:style-name="P1"><text:span text:style-name="T1">Envia RREQ para o MA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.281cm" svg:height="0.725cm" svg:x="7.085cm" svg:y="17.547cm">
          <draw:text-box>
            <text:p><text:span text:style-name="T1">Não</text:span></text:p>
          </draw:text-box>
        </draw:frame>
        <draw:custom-shape draw:style-name="gr1" draw:text-style-name="P2" xml:id="id11" draw:id="id11" draw:layer="layout" svg:width="5.08cm" svg:height="1.524cm" svg:x="16.286cm" svg:y="14.724cm">
          <text:p text:style-name="P1"><text:span text:style-name="T1">Insere caminho inverso no RouteMap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8.813cm" svg:y1="11.179cm" svg:x2="18.826cm" svg:y2="14.724cm" draw:start-shape="id9" draw:start-glue-point="6" draw:end-shape="id11" draw:end-glue-point="0" svg:d="m18813 11179v1773h13v1772">
          <text:p/>
        </draw:connector>
        <draw:connector draw:style-name="gr4" draw:text-style-name="P1" draw:layer="layout" svg:x1="18.826cm" svg:y1="16.248cm" svg:x2="7.35cm" svg:y2="21.574cm" draw:start-shape="id11" draw:start-glue-point="2" draw:end-shape="id8" draw:end-glue-point="1" svg:d="m18826 16248v5326h-11476">
          <text:p/>
        </draw:connector>
        <draw:custom-shape draw:style-name="gr1" draw:text-style-name="P2" xml:id="id12" draw:id="id12" draw:layer="layout" svg:width="5.08cm" svg:height="1.524cm" svg:x="10.017cm" svg:y="9.428cm">
          <text:p text:style-name="P1"><text:span text:style-name="T1">nod</text:span><text:span text:style-name="T1">eSe</text:span><text:span text:style-name="T1">qNo</text:span><text:span text:style-name="T1">++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35cm" svg:y1="10.181cm" svg:x2="10.017cm" svg:y2="10.19cm" draw:start-shape="id4" draw:start-glue-point="7" draw:end-shape="id12" draw:end-glue-point="3" svg:d="m7350 10181h1334v9h1333">
          <text:p/>
        </draw:connector>
        <draw:connector draw:style-name="gr4" draw:text-style-name="P1" draw:layer="layout" svg:x1="15.097cm" svg:y1="10.19cm" svg:x2="16.286cm" svg:y2="10.227cm" draw:start-shape="id12" draw:start-glue-point="1" draw:end-shape="id9" draw:end-glue-point="5" svg:d="m15097 10190h594v37h595">
          <text:p/>
        </draw:connector>
        <draw:connector draw:style-name="gr4" draw:text-style-name="P1" draw:layer="layout" svg:x1="7.35cm" svg:y1="4.747cm" svg:x2="16.213cm" svg:y2="4.729cm" draw:start-shape="id2" draw:start-glue-point="7" draw:end-shape="id10" draw:end-glue-point="3" svg:d="m7350 4747h4432v-18h4431">
          <text:p/>
        </draw:connector>
        <draw:connector draw:style-name="gr4" draw:text-style-name="P1" draw:layer="layout" svg:x1="7.35cm" svg:y1="18.336cm" svg:x2="9.382cm" svg:y2="18.372cm" draw:start-shape="id7" draw:start-glue-point="7" draw:end-shape="id13" draw:end-glue-point="3" svg:d="m7350 18336h1016v36h1016">
          <text:p/>
        </draw:connector>
        <draw:frame draw:style-name="gr3" draw:text-style-name="P4" draw:layer="layout" svg:width="1.23cm" svg:height="0.725cm" svg:x="7.223cm" svg:y="9.292cm">
          <draw:text-box>
            <text:p><text:span text:style-name="T1">Si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nobrega </meta:initial-creator>
    <meta:creation-date>2012-10-29T09:37:39</meta:creation-date>
    <dc:date>2012-10-29T11:40:04</dc:date>
    <dc:creator>mnobrega </dc:creator>
    <meta:editing-duration>PT47M13S</meta:editing-duration>
    <meta:editing-cycles>5</meta:editing-cycles>
    <meta:generator>LibreOffice/3.5$Linux_X86_64 LibreOffice_project/350m1$Build-2</meta:generator>
    <meta:document-statistic meta:object-count="36"/>
  </office:meta>
</office:document-meta>
</file>